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2cee0e"/>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669900"/>
    </style:style>
    <style:style style:name="T44" style:family="text">
      <style:text-properties fo:color="#cc9900"/>
    </style:style>
    <style:style style:name="T45" style:family="text">
      <style:text-properties fo:color="#996633"/>
    </style:style>
    <style:style style:name="T46" style:family="text">
      <style:text-properties fo:color="#ffff00"/>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11">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1.8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28.2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11">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11">ہر ایک</text:span>؛ ہر ایک نقطہ، ایک ایک نقطہ، <text:span text:style-name="T11">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11">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11">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11">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1">خالص</text:span>،<text:span text:style-name="T11">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11">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2">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11">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4">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11">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11">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5">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11">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6">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11">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11">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11">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11">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7">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57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6: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15T16:41:27.952375018</dc:date>
    <meta:editing-duration>P120DT2H6M58S</meta:editing-duration>
    <meta:editing-cycles>5576</meta:editing-cycles>
    <meta:generator>LibreOffice/7.3.7.2$Linux_X86_64 LibreOffice_project/30$Build-2</meta:generator>
    <meta:document-statistic meta:table-count="3" meta:cell-count="83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